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5pt" officeooo:rsid="001f9327" officeooo:paragraph-rsid="001f9327" style:font-size-asian="15pt" style:font-size-complex="15pt"/>
    </style:style>
    <style:style style:name="P2" style:family="paragraph" style:parent-style-name="Standard">
      <style:text-properties style:font-name="Ubuntu" fo:font-size="15pt" fo:font-weight="bold" officeooo:rsid="001f9327" officeooo:paragraph-rsid="001f93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Ubuntu" fo:font-size="15pt" fo:font-weight="bold" officeooo:rsid="001f9327" officeooo:paragraph-rsid="002334d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Ubuntu" fo:font-size="15pt" fo:font-weight="bold" officeooo:rsid="002a516b" officeooo:paragraph-rsid="002a516b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Ubuntu" fo:font-size="15pt" fo:font-weight="bold" officeooo:rsid="0037f63b" officeooo:paragraph-rsid="0037f63b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Ubuntu" fo:font-size="15pt" fo:font-weight="bold" officeooo:rsid="0043eae8" officeooo:paragraph-rsid="0043eae8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Ubuntu" fo:font-size="15pt" fo:font-weight="bold" officeooo:rsid="002d6b79" officeooo:paragraph-rsid="002d6b79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style:font-name="Ubuntu" fo:font-size="15pt" fo:font-weight="bold" officeooo:rsid="002dc5ec" officeooo:paragraph-rsid="002dc5ec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Ubuntu" fo:font-size="15pt" fo:font-weight="normal" officeooo:rsid="002d6b79" officeooo:paragraph-rsid="002d6b79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Ubuntu" fo:font-size="15pt" fo:font-weight="normal" officeooo:rsid="002dc5ec" officeooo:paragraph-rsid="002dc5ec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Ubuntu" fo:font-size="14pt" officeooo:rsid="001f9327" officeooo:paragraph-rsid="001f9327" style:font-size-asian="12.25pt" style:font-size-complex="14pt"/>
    </style:style>
    <style:style style:name="P12" style:family="paragraph" style:parent-style-name="Standard">
      <style:text-properties style:font-name="Ubuntu" fo:font-size="14pt" officeooo:rsid="002334d8" officeooo:paragraph-rsid="001f9327" style:font-size-asian="12.25pt" style:font-size-complex="14pt"/>
    </style:style>
    <style:style style:name="P13" style:family="paragraph" style:parent-style-name="Standard">
      <style:text-properties style:font-name="Ubuntu" fo:font-size="13pt" fo:font-weight="normal" officeooo:rsid="002424f6" officeooo:paragraph-rsid="002424f6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Ubuntu" fo:font-size="13pt" fo:font-weight="normal" officeooo:rsid="002fb22e" officeooo:paragraph-rsid="002fb22e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Ubuntu" fo:font-size="13pt" fo:font-weight="normal" officeooo:rsid="0031539f" officeooo:paragraph-rsid="0031539f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style:font-name="Ubuntu" fo:font-size="13pt" fo:font-weight="normal" officeooo:rsid="0038a484" officeooo:paragraph-rsid="0038a484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style:font-name="Ubuntu" fo:font-size="13pt" fo:font-weight="normal" officeooo:rsid="003fbc1b" officeooo:paragraph-rsid="003fbc1b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style:font-name="Ubuntu" fo:font-size="13pt" fo:font-weight="normal" officeooo:rsid="0043eae8" officeooo:paragraph-rsid="0043eae8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Ubuntu" fo:font-size="13pt" fo:font-weight="normal" officeooo:rsid="004702e5" officeooo:paragraph-rsid="004702e5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style:font-name="Ubuntu" fo:font-size="13pt" fo:font-weight="normal" officeooo:rsid="0048a6cf" officeooo:paragraph-rsid="0048a6cf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style:font-name="Ubuntu" fo:font-size="13pt" fo:font-weight="normal" officeooo:rsid="004d9dc7" officeooo:paragraph-rsid="004d9dc7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style:font-name="Ubuntu" fo:font-size="13pt" fo:font-weight="normal" officeooo:rsid="002d6b79" officeooo:paragraph-rsid="002d6b79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209a53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20b4f9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2001f" style:font-size-asian="13pt" style:font-weight-asian="normal" style:font-size-complex="13pt" style:font-weight-complex="normal"/>
    </style:style>
    <style:style style:name="T6" style:family="text">
      <style:text-properties officeooo:rsid="002334d8"/>
    </style:style>
    <style:style style:name="T7" style:family="text">
      <style:text-properties officeooo:rsid="0027157b"/>
    </style:style>
    <style:style style:name="T8" style:family="text">
      <style:text-properties officeooo:rsid="0029377f"/>
    </style:style>
    <style:style style:name="T9" style:family="text">
      <style:text-properties officeooo:rsid="002befa3"/>
    </style:style>
    <style:style style:name="T10" style:family="text">
      <style:text-properties officeooo:rsid="002dc5ec"/>
    </style:style>
    <style:style style:name="T11" style:family="text">
      <style:text-properties officeooo:rsid="0031539f"/>
    </style:style>
    <style:style style:name="T12" style:family="text">
      <style:text-properties officeooo:rsid="003258af"/>
    </style:style>
    <style:style style:name="T13" style:family="text">
      <style:text-properties officeooo:rsid="00349643"/>
    </style:style>
    <style:style style:name="T14" style:family="text">
      <style:text-properties style:text-underline-style="solid" style:text-underline-width="auto" style:text-underline-color="font-color" officeooo:rsid="00349643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49643"/>
    </style:style>
    <style:style style:name="T17" style:family="text">
      <style:text-properties style:text-underline-style="none" officeooo:rsid="003e9a2f"/>
    </style:style>
    <style:style style:name="T18" style:family="text">
      <style:text-properties style:text-underline-style="none" officeooo:rsid="003fbc1b"/>
    </style:style>
    <style:style style:name="T19" style:family="text">
      <style:text-properties style:text-underline-style="none" officeooo:rsid="0046be1a"/>
    </style:style>
    <style:style style:name="T20" style:family="text">
      <style:text-properties style:text-underline-style="none" officeooo:rsid="004702e5"/>
    </style:style>
    <style:style style:name="T21" style:family="text">
      <style:text-properties style:text-underline-style="none" officeooo:rsid="0047de1c"/>
    </style:style>
    <style:style style:name="T22" style:family="text">
      <style:text-properties style:text-underline-style="none" officeooo:rsid="004a2fa1"/>
    </style:style>
    <style:style style:name="T23" style:family="text">
      <style:text-properties style:text-underline-style="none" officeooo:rsid="004a763a"/>
    </style:style>
    <style:style style:name="T24" style:family="text">
      <style:text-properties style:text-underline-style="none" officeooo:rsid="004b014d"/>
    </style:style>
    <style:style style:name="T25" style:family="text">
      <style:text-properties style:text-underline-style="none" officeooo:rsid="004dab1a"/>
    </style:style>
    <style:style style:name="T26" style:family="text">
      <style:text-properties officeooo:rsid="003667a5"/>
    </style:style>
    <style:style style:name="T27" style:family="text">
      <style:text-properties officeooo:rsid="003a8bb8"/>
    </style:style>
    <style:style style:name="T28" style:family="text">
      <style:text-properties officeooo:rsid="003ca6ef"/>
    </style:style>
    <style:style style:name="T29" style:family="text">
      <style:text-properties officeooo:rsid="004b8096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1</text:p>
      <text:p text:style-name="P1"/>
      <text:p text:style-name="P11">-<text:span text:style-name="T3">Sprites are ready</text:span></text:p>
      <text:p text:style-name="P11"><text:span text:style-name="T3">-Sounds are ready</text:span></text:p>
      <text:p text:style-name="P11"><text:span text:style-name="T3">-</text:span><text:span text:style-name="T4">Scaffolding </text:span><text:span text:style-name="T5">is done</text:span></text:p>
      <text:p text:style-name="P12"><text:span text:style-name="T5">-</text:span><text:span text:style-name="T2">Objects Declared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3">STEP <text:span text:style-name="T6">2</text:span></text:p>
      <text:p text:style-name="P3"/>
      <text:p text:style-name="P13">-Set variables in init function</text:p>
      <text:p text:style-name="P13"/>
      <text:p text:style-name="P13">//set variables</text:p>
      <text:p text:style-name="P13">player.x = 55</text:p>
      <text:p text:style-name="P13">player.y = 119</text:p>
      <text:p text:style-name="P13"><text:span text:style-name="T7">b</text:span>all.x = 59</text:p>
      <text:p text:style-name="P13">ball.y = 59</text:p>
      <text:p text:style-name="P13"/>
      <text:p text:style-name="P13"/>
      <text:p text:style-name="P13"/>
      <text:p text:style-name="P13">-<text:span text:style-name="T7">Start populating _draw function</text:span></text:p>
      <text:p text:style-name="P13"/>
      <text:p text:style-name="P13">spr(player.sprite, player.x, player.y, 2, 1)</text:p>
      <text:p text:style-name="P13">spr(ball.sprite, ball.x, ball.y)</text:p>
      <text:p text:style-name="P13"/>
      <text:p text:style-name="P13">for b in all(bricks) do</text:p>
      <text:p text:style-name="P13"><text:tab/>spr(b.sprite, b.x, b.y)</text:p>
      <text:p text:style-name="P13">end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STEP 3</text:p>
      <text:p text:style-name="P13"/>
      <text:p text:style-name="P13">-<text:span text:style-name="T8">Create brick factory</text:span></text:p>
      <text:p text:style-name="P13"/>
      <text:p text:style-name="P13">function add_brick(x, y)</text:p>
      <text:p text:style-name="P13"><text:tab/>brick = {}</text:p>
      <text:p text:style-name="P13"/>
      <text:p text:style-name="P13"><text:tab/>brick.x = x</text:p>
      <text:p text:style-name="P13"><text:tab/>brick.y = y</text:p>
      <text:p text:style-name="P13"><text:tab/>brick.sprite = rnd(4)</text:p>
      <text:p text:style-name="P13"/>
      <text:p text:style-name="P13"><text:tab/>brick.bbox = {</text:p>
      <text:p text:style-name="P13"><text:tab/><text:tab/>x1 = 0,</text:p>
      <text:p text:style-name="P13"><text:tab/><text:tab/>x2 = 7,</text:p>
      <text:p text:style-name="P13"><text:tab/><text:tab/>y1 = 0,</text:p>
      <text:p text:style-name="P13"><text:tab/><text:tab/>y2 = 3</text:p>
      <text:p text:style-name="P13"><text:tab/>}</text:p>
      <text:p text:style-name="P13"/>
      <text:p text:style-name="P13"><text:tab/>add(bricks, brick)</text:p>
      <text:p text:style-name="P13">end</text:p>
      <text:p text:style-name="P13"/>
      <text:p text:style-name="P13"/>
      <text:p text:style-name="P13"/>
      <text:p text:style-name="P13">-<text:span text:style-name="T9">Add Bricks in _init function</text:span></text:p>
      <text:p text:style-name="P13"/>
      <text:p text:style-name="P13">//create bricks</text:p>
      <text:p text:style-name="P13">for y=<text:span text:style-name="T29">12</text:span>,<text:span text:style-name="T29">28</text:span>,4 do</text:p>
      <text:p text:style-name="P13"><text:tab/>for x=8,120,8 do</text:p>
      <text:p text:style-name="P13"><text:tab/><text:tab/>add_brick(x, y)</text:p>
      <text:p text:style-name="P13"><text:tab/>end</text:p>
      <text:p text:style-name="P13">en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STEP 4</text:p>
      <text:p text:style-name="P7"/>
      <text:p text:style-name="P9">-<text:span text:style-name="T1">Add player functionality in _update function</text:span></text:p>
      <text:p text:style-name="P22"/>
      <text:p text:style-name="P22">//player controls</text:p>
      <text:p text:style-name="P22">if btn(0) then</text:p>
      <text:p text:style-name="P22"><text:tab/>player.x -= 2</text:p>
      <text:p text:style-name="P22">elseif btn(1) then</text:p>
      <text:p text:style-name="P22"><text:tab/>player.x += 2</text:p>
      <text:p text:style-name="P22">end</text:p>
      <text:p text:style-name="P22"/>
      <text:p text:style-name="P22">//clamp player x and y</text:p>
      <text:p text:style-name="P22">player.x = max(0, player.x)</text:p>
      <text:p text:style-name="P22">player.x = min(111, player.x)</text:p>
      <text:p text:style-name="P22"/>
      <text:p text:style-name="P22"/>
      <text:p text:style-name="P22"/>
      <text:p text:style-name="P22">-<text:span text:style-name="T10">Write a collision function</text:span></text:p>
      <text:p text:style-name="P22"/>
      <text:p text:style-name="P22">//compares bounding boxes</text:p>
      <text:p text:style-name="P22">function colliding(a, b)</text:p>
      <text:p text:style-name="P22"><text:tab/>if (a.x + a.box.x1 &gt; b.x + b.box.x2) or</text:p>
      <text:p text:style-name="P22"><text:tab/><text:tab/>(a.x + a.box.x2 &lt; b.x + b.box.x1) or</text:p>
      <text:p text:style-name="P22"><text:tab/><text:tab/>(a.y + a.box.y1 &gt; b.y + b.box.y2) or</text:p>
      <text:p text:style-name="P22"><text:tab/><text:tab/>(a.y + a.box.y2 &lt; b.y + b.box.y1) then</text:p>
      <text:p text:style-name="P22"><text:tab/><text:tab/>return false</text:p>
      <text:p text:style-name="P22"><text:tab/>else</text:p>
      <text:p text:style-name="P22"><text:tab/><text:tab/>return true</text:p>
      <text:p text:style-name="P22"><text:tab/>end</text:p>
      <text:p text:style-name="P22">en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><text:soft-page-break/>STEP 5</text:p>
      <text:p text:style-name="P10"/>
      <text:p text:style-name="P14">-Build ball behaviour</text:p>
      <text:p text:style-name="P14"/>
      <text:p text:style-name="P14">//ball behaviour</text:p>
      <text:p text:style-name="P14">function ball_behaviour()</text:p>
      <text:p text:style-name="P14"/>
      <text:p text:style-name="P14"><text:tab/>//move the ball</text:p>
      <text:p text:style-name="P14"><text:tab/>ball.x += ball.xspd</text:p>
      <text:p text:style-name="P14"><text:tab/>ball.y += ball.yspd</text:p>
      <text:p text:style-name="P14"><text:tab/></text:p>
      <text:p text:style-name="P14"><text:tab/>//prevent it from leaving the field</text:p>
      <text:p text:style-name="P14"><text:tab/>if (ball.y &lt;= 0) then</text:p>
      <text:p text:style-name="P14"><text:tab/><text:tab/>ball.yspd *= -1</text:p>
      <text:p text:style-name="P14"><text:tab/>end</text:p>
      <text:p text:style-name="P14"><text:tab/></text:p>
      <text:p text:style-name="P14"><text:tab/>if (ball.x &lt;= 0 or ball.x &gt;= 12<text:span text:style-name="T28">2</text:span>) then</text:p>
      <text:p text:style-name="P14"><text:tab/><text:tab/>ball.xspd *= -1</text:p>
      <text:p text:style-name="P14"><text:tab/>end</text:p>
      <text:p text:style-name="P14"><text:tab/></text:p>
      <text:p text:style-name="P14"><text:tab/>//collide with player bat</text:p>
      <text:p text:style-name="P14"><text:tab/>if colliding(ball, player) then</text:p>
      <text:p text:style-name="P14"><text:tab/></text:p>
      <text:p text:style-name="P14"><text:tab/><text:tab/>//check if it hasn't bounced yet, then bounce</text:p>
      <text:p text:style-name="P14"><text:tab/><text:tab/>if ball.yspd &gt; 0 then</text:p>
      <text:p text:style-name="P14"><text:tab/><text:tab/></text:p>
      <text:p text:style-name="P14"><text:tab/><text:tab/><text:tab/>ball.yspd *= -1</text:p>
      <text:p text:style-name="P14"><text:tab/><text:tab/><text:tab/></text:p>
      <text:p text:style-name="P14"><text:tab/><text:tab/><text:tab/>//change xdir based on the angle</text:p>
      <text:p text:style-name="P14"><text:tab/><text:tab/><text:tab/>ball.xspd = ((player.x + 7) - ball.x) / -10</text:p>
      <text:p text:style-name="P14"><text:tab/><text:tab/></text:p>
      <text:p text:style-name="P14"><text:tab/><text:tab/><text:tab/>sfx(0)</text:p>
      <text:p text:style-name="P14"><text:tab/><text:tab/><text:tab/></text:p>
      <text:p text:style-name="P14"><text:tab/><text:tab/>end</text:p>
      <text:p text:style-name="P14"><text:tab/><text:tab/></text:p>
      <text:p text:style-name="P14"><text:tab/>end</text:p>
      <text:p text:style-name="P14"><text:tab/></text:p>
      <text:p text:style-name="P14"><text:tab/>//check if it leaves the bottom of the screen</text:p>
      <text:p text:style-name="P14"><text:tab/>if ball.y &gt; 127 then</text:p>
      <text:p text:style-name="P14"><text:tab/><text:tab/>reset_ball()</text:p>
      <text:p text:style-name="P14"><text:tab/><text:tab/><text:span text:style-name="T27">sfx(2)</text:span></text:p>
      <text:p text:style-name="P14"><text:tab/>end</text:p>
      <text:p text:style-name="P14"><text:tab/></text:p>
      <text:p text:style-name="P14">end</text:p>
      <text:p text:style-name="P14"/>
      <text:p text:style-name="P14"/>
      <text:p text:style-name="P14"/>
      <text:p text:style-name="P14"/>
      <text:p text:style-name="P14"><text:soft-page-break/></text:p>
      <text:p text:style-name="P14">-<text:span text:style-name="T11">Call ball behaviour in _update function</text:span></text:p>
      <text:p text:style-name="P14"/>
      <text:p text:style-name="P14">//<text:span text:style-name="T12">Call ball behaviour</text:span></text:p>
      <text:p text:style-name="P15">ball_behaviour()</text:p>
      <text:p text:style-name="P15"/>
      <text:p text:style-name="P15"/>
      <text:p text:style-name="P15"/>
      <text:p text:style-name="P15"/>
      <text:p text:style-name="P15">-<text:span text:style-name="T13">Build reset_ball() function</text:span></text:p>
      <text:p text:style-name="P15"/>
      <text:p text:style-name="P15">//resets and launches ball</text:p>
      <text:p text:style-name="P15">function reset_ball()</text:p>
      <text:p text:style-name="P15"><text:tab/></text:p>
      <text:p text:style-name="P15"><text:tab/>ball.x = 59</text:p>
      <text:p text:style-name="P15"><text:tab/>ball.y = 59</text:p>
      <text:p text:style-name="P15"><text:tab/>ball.yspd = -1</text:p>
      <text:p text:style-name="P15"><text:tab/>ball.xspd = -1 + rnd(<text:span text:style-name="T26">2</text:span>)</text:p>
      <text:p text:style-name="P15"><text:tab/></text:p>
      <text:p text:style-name="P15">end</text:p>
      <text:p text:style-name="P15"/>
      <text:p text:style-name="P15"/>
      <text:p text:style-name="P15"/>
      <text:p text:style-name="P15"/>
      <text:p text:style-name="P15">-<text:span text:style-name="T13">Replace code in _</text:span><text:span text:style-name="T14">init by calling reset</text:span><text:span text:style-name="T16">_ball instead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oft-page-break/><text:span text:style-name="T16"/></text:p>
      <text:p text:style-name="P5"><text:span text:style-name="T16">S</text:span><text:span text:style-name="T15">TEP 6</text:span></text:p>
      <text:p text:style-name="P5"><text:span text:style-name="T15"/></text:p>
      <text:p text:style-name="P16"><text:span text:style-name="T15">-</text:span><text:span text:style-name="T17">Build brick behaviour</text:span></text:p>
      <text:p text:style-name="P16"><text:span text:style-name="T17"/></text:p>
      <text:p text:style-name="P16"><text:span text:style-name="T17">//brick behaviour</text:span></text:p>
      <text:p text:style-name="P16"><text:span text:style-name="T17"/></text:p>
      <text:p text:style-name="P16"><text:span text:style-name="T17">function brick_behaviour()</text:span></text:p>
      <text:p text:style-name="P16"><text:span text:style-name="T17"/></text:p>
      <text:p text:style-name="P16"><text:span text:style-name="T17"><text:tab/>for b in all(bricks) do</text:span></text:p>
      <text:p text:style-name="P16"><text:span text:style-name="T17"><text:tab/></text:span></text:p>
      <text:p text:style-name="P16"><text:span text:style-name="T17"><text:tab/><text:tab/>//predict if ball will collide in the next update</text:span></text:p>
      <text:p text:style-name="P16"><text:span text:style-name="T17"><text:tab/><text:tab/>//otherwise the ball will already be in the brick so we won't know which side it collided from</text:span></text:p>
      <text:p text:style-name="P16"><text:span text:style-name="T17"><text:tab/><text:tab/>ball_predict = {</text:span></text:p>
      <text:p text:style-name="P16"><text:span text:style-name="T17"><text:tab/><text:tab/><text:tab/>x = ball.x + ball.xspd,</text:span></text:p>
      <text:p text:style-name="P16"><text:span text:style-name="T17"><text:tab/><text:tab/><text:tab/>y = ball.y + ball.yspd,</text:span></text:p>
      <text:p text:style-name="P16"><text:span text:style-name="T17"><text:tab/><text:tab/><text:tab/>bbox = ball.bbox</text:span></text:p>
      <text:p text:style-name="P16"><text:span text:style-name="T17"><text:tab/><text:tab/>}</text:span></text:p>
      <text:p text:style-name="P16"><text:span text:style-name="T17"><text:tab/><text:tab/></text:span></text:p>
      <text:p text:style-name="P16"><text:span text:style-name="T17"><text:tab/><text:tab/>if colliding(b, ball_predict) then</text:span></text:p>
      <text:p text:style-name="P16"><text:span text:style-name="T17"><text:tab/><text:tab/></text:span></text:p>
      <text:p text:style-name="P16"><text:span text:style-name="T17"><text:tab/><text:tab/><text:tab/>//if side collision</text:span></text:p>
      <text:p text:style-name="P16"><text:span text:style-name="T17"><text:tab/><text:tab/><text:tab/>if (ball.x + ball.bbox.x2 &lt;= b.x) or (ball.x + ball.bbox.x1 &gt;= b.x + b.bbox.x2) then</text:span></text:p>
      <text:p text:style-name="P16"><text:span text:style-name="T17"><text:tab/><text:tab/><text:tab/><text:tab/>ball.xspd *= -1</text:span></text:p>
      <text:p text:style-name="P16"><text:span text:style-name="T17"><text:tab/><text:tab/><text:tab/>else</text:span></text:p>
      <text:p text:style-name="P16"><text:span text:style-name="T17"><text:tab/><text:tab/><text:tab/><text:tab/>ball.yspd *= -1</text:span></text:p>
      <text:p text:style-name="P16"><text:span text:style-name="T17"><text:tab/><text:tab/><text:tab/>end</text:span></text:p>
      <text:p text:style-name="P16"><text:span text:style-name="T17"><text:tab/><text:tab/><text:tab/></text:span></text:p>
      <text:p text:style-name="P16"><text:span text:style-name="T17"><text:tab/><text:tab/><text:tab/>sfx(1)</text:span></text:p>
      <text:p text:style-name="P16"><text:span text:style-name="T17"><text:tab/><text:tab/><text:tab/>del(bricks, b)</text:span></text:p>
      <text:p text:style-name="P16"><text:span text:style-name="T17"><text:tab/><text:tab/>end</text:span></text:p>
      <text:p text:style-name="P16"><text:span text:style-name="T17"><text:tab/>end</text:span></text:p>
      <text:p text:style-name="P16"><text:span text:style-name="T17"/></text:p>
      <text:p text:style-name="P16"><text:span text:style-name="T17">end</text:span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>-</text:span><text:span text:style-name="T18">Call brick behaviour in _update</text:span></text:p>
      <text:p text:style-name="P16"><text:span text:style-name="T18"/></text:p>
      <text:p text:style-name="P17"><text:span text:style-name="T15">brick_behaviour()</text:span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6"><text:soft-page-break/><text:span text:style-name="T15">STEP 7</text:span></text:p>
      <text:p text:style-name="P6"><text:span text:style-name="T15"/></text:p>
      <text:p text:style-name="P18"><text:span text:style-name="T15">-Add score </text:span><text:span text:style-name="T20">and lives</text:span><text:span text:style-name="T15"> variable to _init</text:span></text:p>
      <text:p text:style-name="P18"><text:span text:style-name="T15"/></text:p>
      <text:p text:style-name="P18"><text:span text:style-name="T15">score = 0</text:span></text:p>
      <text:p text:style-name="P19"><text:span text:style-name="T15">lives = 3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>-Add 1 to score every time brick breaks in brick_behaviour</text:span></text:p>
      <text:p text:style-name="P18"><text:span text:style-name="T15"/></text:p>
      <text:p text:style-name="P18"><text:span text:style-name="T15">score += 1</text:span></text:p>
      <text:p text:style-name="P18"><text:span text:style-name="T15"/></text:p>
      <text:p text:style-name="P18"><text:span text:style-name="T15"/></text:p>
      <text:p text:style-name="P18"><text:span text:style-name="T15">-</text:span><text:span text:style-name="T21">Add lives behaviour in ball_behaviour when it leaves the bottom of the screen</text:span></text:p>
      <text:p text:style-name="P18"><text:span text:style-name="T15"/></text:p>
      <text:p text:style-name="P20"><text:span text:style-name="T15">if lives &gt; 0 then</text:span></text:p>
      <text:p text:style-name="P20"><text:span text:style-name="T15"><text:tab/></text:span><text:span text:style-name="T22">l</text:span><text:span text:style-name="T15">ives -= 1</text:span></text:p>
      <text:p text:style-name="P20"><text:span text:style-name="T15">else</text:span></text:p>
      <text:p text:style-name="P20"><text:span text:style-name="T15"><text:tab/>cls()</text:span></text:p>
      <text:p text:style-name="P20"><text:span text:style-name="T15"><text:tab/>stop(" <text:s text:c="3"/>game over, your final score is: " .. score, 0, 0, 7)</text:span></text:p>
      <text:p text:style-name="P20"><text:span text:style-name="T15">end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>-Draw score </text:span><text:span text:style-name="T24">and lives</text:span><text:span text:style-name="T15"> in _</text:span><text:span text:style-name="T19">draw function (At the top, but after CLS)</text:span></text:p>
      <text:p text:style-name="P18"><text:span text:style-name="T15"/></text:p>
      <text:p text:style-name="P18"><text:span text:style-name="T15">print("score: " .. score, 85, 4, 13)</text:span></text:p>
      <text:p text:style-name="P18"><text:span text:style-name="T15">for i=0,lives,1 do</text:span></text:p>
      <text:p text:style-name="P18"><text:span text:style-name="T15"><text:tab/>print("●", 12 + (i * 8), 4, 13)</text:span></text:p>
      <text:p text:style-name="P18"><text:span text:style-name="T15">end</text:span></text:p>
      <text:p text:style-name="P18"><text:span text:style-name="T15"/></text:p>
      <text:p text:style-name="P18"><text:span text:style-name="T15"/></text:p>
      <text:p text:style-name="P21"><text:span text:style-name="T31">Note to self, the ball is made by pressing SHIFT +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49:38.715543729</meta:creation-date>
    <dc:date>2018-07-09T14:40:44.285001479</dc:date>
    <meta:editing-duration>PT3H19M12S</meta:editing-duration>
    <meta:editing-cycles>44</meta:editing-cycles>
    <meta:generator>LibreOffice/6.0.3.2$Linux_X86_64 LibreOffice_project/00m0$Build-2</meta:generator>
    <meta:document-statistic meta:table-count="0" meta:image-count="0" meta:object-count="0" meta:page-count="7" meta:paragraph-count="167" meta:word-count="554" meta:character-count="3139" meta:non-whitespace-character-count="2572"/>
  </office:meta>
</office:document-meta>
</file>